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東方向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51pt 0.74pt 0.51pt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東方向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乗降駅</text:p>
          </table:table-cell>
          <table:table-cell table:style-name="ce1"/>
          <table:table-cell table:style-name="ce1" office:value-type="string" calcext:value-type="string">
            <text:p>階段前車両1</text:p>
          </table:table-cell>
          <table:table-cell table:style-name="ce1" table:number-columns-repeated="2"/>
          <table:table-cell table:style-name="ce1" office:value-type="string" calcext:value-type="string">
            <text:p>階段前車両2</text:p>
          </table:table-cell>
          <table:table-cell table:style-name="ce1" table:number-columns-repeated="2"/>
          <table:table-cell table:style-name="ce1" office:value-type="string" calcext:value-type="string">
            <text:p>階段前車両3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04両</text:p>
          </table:table-cell>
          <table:table-cell table:style-name="ce1" office:value-type="string" calcext:value-type="string">
            <text:p>06両</text:p>
          </table:table-cell>
          <table:table-cell table:style-name="ce1" office:value-type="string" calcext:value-type="string">
            <text:p>07両</text:p>
          </table:table-cell>
          <table:table-cell table:style-name="ce1" office:value-type="string" calcext:value-type="string">
            <text:p>08両</text:p>
          </table:table-cell>
          <table:table-cell table:style-name="ce1" office:value-type="string" calcext:value-type="string">
            <text:p>10両</text:p>
          </table:table-cell>
          <table:table-cell table:style-name="ce1" office:value-type="string" calcext:value-type="string">
            <text:p>12両</text:p>
          </table:table-cell>
          <table:table-cell/>
          <table:table-cell table:style-name="ce4"/>
          <table:table-cell table:style-name="ce7" office:value-type="string" calcext:value-type="string">
            <text:p>駅名</text:p>
          </table:table-cell>
          <table:table-cell table:style-name="ce7" office:value-type="string" calcext:value-type="string">
            <text:p>行列目</text:p>
          </table:table-cell>
          <table:table-cell table:style-name="ce7" office:value-type="string" calcext:value-type="string">
            <text:p>真行列目</text:p>
          </table:table-cell>
          <table:table-cell table:style-name="ce7" office:value-type="string" calcext:value-type="string">
            <text:p>両数ずれ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京都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後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地下鉄ポルタ連絡口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乗る駅</text:p>
          </table:table-cell>
          <table:table-cell table:style-name="ce5" office:value-type="string" calcext:value-type="string">
            <text:p>石山</text:p>
          </table:table-cell>
          <table:table-cell table:style-name="ce5" table:formula="of:=MATCH(乗車駅名;駅名リスト;0)" office:value-type="float" office:value="7" calcext:value-type="float">
            <text:p>7</text:p>
          </table:table-cell>
          <table:table-cell table:style-name="ce5" table:formula="of:=乗車駅行+方向行" office:value-type="float" office:value="1007" calcext:value-type="float">
            <text:p>1007</text:p>
          </table:table-cell>
          <table:table-cell table:style-name="ce5" table:formula="of:=OFFSET(両数先頭;真乗車駅行;両数列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山科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降りる駅</text:p>
          </table:table-cell>
          <table:table-cell table:style-name="ce6" office:value-type="string" calcext:value-type="string">
            <text:p>大津(内側)</text:p>
          </table:table-cell>
          <table:table-cell table:style-name="ce6" table:formula="of:=MATCH(降車駅名;駅名リスト;0)" office:value-type="float" office:value="3" calcext:value-type="float">
            <text:p>3</text:p>
          </table:table-cell>
          <table:table-cell table:style-name="ce6" table:formula="of:=降車駅行+方向行" office:value-type="float" office:value="1003" calcext:value-type="float">
            <text:p>1003</text:p>
          </table:table-cell>
          <table:table-cell table:style-name="ce6" table:formula="of:=OFFSET(両数先頭;真降車駅行;両数列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大津(内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両数</text:p>
          </table:table-cell>
          <table:table-cell table:style-name="ce6" office:value-type="string" calcext:value-type="string">
            <text:p>10両</text:p>
          </table:table-cell>
          <table:table-cell table:style-name="ce8" table:formula="of:=MATCH(両数名;両数リスト;0)" office:value-type="float" office:value="5" calcext:value-type="float">
            <text:p>5</text:p>
          </table:table-cell>
          <table:table-cell table:style-name="ce6"/>
          <table:table-cell table:style-name="ce8"/>
          <table:table-cell table:number-columns-repeated="1000"/>
        </table:table-row>
        <table:table-row table:style-name="ro1">
          <table:table-cell table:style-name="ce2" office:value-type="string" calcext:value-type="string">
            <text:p>大津(外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方向行</text:p>
          </table:table-cell>
          <table:table-cell table:style-name="ce8" table:formula="of:=IF(乗車駅行&lt;降車駅行;0;1000)" office:value-type="float" office:value="1000" calcext:value-type="float">
            <text:p>1000</text:p>
          </table:table-cell>
          <table:table-cell table:style-name="ce8"/>
          <table:table-cell table:style-name="ce6" office:value-type="string" calcext:value-type="string">
            <text:p>東方向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string" calcext:value-type="string">
            <text:p>膳所(内側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2" office:value-type="string" calcext:value-type="string">
            <text:p>膳所(外側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石山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style-name="ce4"/>
          <table:table-cell table:style-name="ce7" office:value-type="string" calcext:value-type="string">
            <text:p>階段1</text:p>
          </table:table-cell>
          <table:table-cell table:style-name="ce7" office:value-type="string" calcext:value-type="string">
            <text:p>階段2</text:p>
          </table:table-cell>
          <table:table-cell table:style-name="ce7" office:value-type="string" calcext:value-type="string">
            <text:p>階段3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瀬田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降車駅ホーム</text:p>
          </table:table-cell>
          <table:table-cell table:style-name="ce9" table:formula="of:=OFFSET(階段前車両1;真降車駅行;0)" office:value-type="float" office:value="5" calcext:value-type="float">
            <text:p>5</text:p>
          </table:table-cell>
          <table:table-cell table:style-name="ce9" table:formula="of:=OFFSET(階段前車両2;真降車駅行;0)" office:value-type="float" office:value="7" calcext:value-type="float">
            <text:p>7</text:p>
          </table:table-cell>
          <table:table-cell table:style-name="ce9" table:formula="of:=OFFSET(階段前車両3;真降車駅行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南草津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降車駅車両</text:p>
          </table:table-cell>
          <table:table-cell table:style-name="ce8" table:formula="of:=IF([.U9];[.U9]-降車駅ずれ;&quot;&quot;)" office:value-type="float" office:value="5" calcext:value-type="float">
            <text:p>5</text:p>
          </table:table-cell>
          <table:table-cell table:style-name="ce8" table:formula="of:=IF([.V9];[.V9]-降車駅ずれ;&quot;&quot;)" office:value-type="float" office:value="7" calcext:value-type="float">
            <text:p>7</text:p>
          </table:table-cell>
          <table:table-cell table:style-name="ce8" table:formula="of:=IF([.W9];[.W9]-降車駅ずれ;&quot;&quot;)">
            <text:p/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草津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乗車駅ホーム</text:p>
          </table:table-cell>
          <table:table-cell table:style-name="ce8" table:formula="of:=IF([.U10]&lt;&gt;&quot;&quot;;[.U10]+乗車駅ずれ;&quot;&quot;)" office:value-type="float" office:value="5" calcext:value-type="float">
            <text:p>5</text:p>
          </table:table-cell>
          <table:table-cell table:style-name="ce8" table:formula="of:=IF([.V10]&lt;&gt;&quot;&quot;;[.V10]+乗車駅ずれ;&quot;&quot;)" office:value-type="float" office:value="7" calcext:value-type="float">
            <text:p>7</text:p>
          </table:table-cell>
          <table:table-cell table:style-name="ce8" table:formula="of:=IF([.W10]&lt;&gt;&quot;&quot;;[.W10]+乗車駅ずれ;&quot;&quot;)">
            <text:p/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栗東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車両扉</text:p>
          </table:table-cell>
          <table:table-cell table:style-name="ce8" table:formula="of:=OFFSET(階段前車両1;真降車駅行;1)" office:value-type="string" office:string-value="前" calcext:value-type="string">
            <text:p>前</text:p>
          </table:table-cell>
          <table:table-cell table:style-name="ce8" table:formula="of:=OFFSET(階段前車両2;真降車駅行;1)" office:value-type="string" office:string-value="前" calcext:value-type="string">
            <text:p>前</text:p>
          </table:table-cell>
          <table:table-cell table:style-name="ce8" table:formula="of:=OFFSET(階段前車両3;真降車駅行;1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守山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中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number-columns-repeated="4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備考</text:p>
          </table:table-cell>
          <table:table-cell table:style-name="ce8" table:formula="of:=OFFSET(階段前車両1;真降車駅行;2)" office:value-type="float" office:value="0" calcext:value-type="float">
            <text:p>0</text:p>
          </table:table-cell>
          <table:table-cell table:style-name="ce8" table:formula="of:=OFFSET(階段前車両2;真降車駅行;2)" office:value-type="float" office:value="0" calcext:value-type="float">
            <text:p>0</text:p>
          </table:table-cell>
          <table:table-cell table:style-name="ce8" table:formula="of:=OFFSET(階段前車両3;真降車駅行;2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野洲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後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number-columns-repeated="5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篠原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中</text:p>
          </table:table-cell>
          <table:table-cell table:number-columns-repeated="8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近江八幡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安土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number-columns-repeated="8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能登川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稲枝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 table:number-columns-repeated="8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河瀬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number-columns-repeated="8"/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南彦根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中</text:p>
          </table:table-cell>
          <table:table-cell table:number-columns-repeated="8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彦根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中</text:p>
          </table:table-cell>
          <table:table-cell table:number-columns-repeated="5"/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米原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前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number-columns-repeated="5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大津京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前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唐崎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比叡山坂本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後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おごと温泉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堅田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後</text:p>
          </table:table-cell>
          <table:table-cell table:number-columns-repeated="3"/>
          <table:table-cell table:style-name="ce2"/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38"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1" table:number-rows-repeated="933"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乗降駅</text:p>
          </table:table-cell>
          <table:table-cell table:style-name="ce1" table:number-columns-repeated="9"/>
          <table:table-cell table:number-columns-repeated="2"/>
          <table:table-cell table:style-name="ce1" office:value-type="string" calcext:value-type="string">
            <text:p>04両</text:p>
          </table:table-cell>
          <table:table-cell table:style-name="ce1" office:value-type="string" calcext:value-type="string">
            <text:p>06両</text:p>
          </table:table-cell>
          <table:table-cell table:style-name="ce1" office:value-type="string" calcext:value-type="string">
            <text:p>07両</text:p>
          </table:table-cell>
          <table:table-cell table:style-name="ce1" office:value-type="string" calcext:value-type="string">
            <text:p>08両</text:p>
          </table:table-cell>
          <table:table-cell table:style-name="ce1" office:value-type="string" calcext:value-type="string">
            <text:p>10両</text:p>
          </table:table-cell>
          <table:table-cell table:style-name="ce1" office:value-type="string" calcext:value-type="string">
            <text:p>12両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京都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地下鉄ポルタ連絡口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山科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大津(内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大津(外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膳所(内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膳所(外側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石山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瀬田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南草津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number-columns-repeated="4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草津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前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エスカレーター前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栗東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後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守山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前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野洲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前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後</text:p>
          </table:table-cell>
          <table:table-cell table:number-columns-repeated="5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篠原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number-columns-repeated="8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近江八幡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後</text:p>
          </table:table-cell>
          <table:table-cell table:style-name="ce2" office:value-type="string" calcext:value-type="string">
            <text:p>エスカレーター前</text:p>
            <text:p>　　　出口が柵で狭いので混雑時はもう１つ後ろの扉が好ましい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前</text:p>
          </table:table-cell>
          <table:table-cell table:number-columns-repeated="5"/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安土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number-columns-repeated="8"/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能登川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前</text:p>
          </table:table-cell>
          <table:table-cell table:style-name="ce2" office:value-type="string" calcext:value-type="string">
            <text:p>エスカレーター前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前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稲枝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前</text:p>
          </table:table-cell>
          <table:table-cell table:number-columns-repeated="8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河瀬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後</text:p>
          </table:table-cell>
          <table:table-cell table:number-columns-repeated="8"/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南彦根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前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彦根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中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米原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中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後</text:p>
          </table:table-cell>
          <table:table-cell table:style-name="ce2" table:number-columns-repeated="4"/>
          <table:table-cell/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大津京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後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唐崎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中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比叡山坂本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後</text:p>
          </table:table-cell>
          <table:table-cell table:number-columns-repeated="3"/>
          <table:table-cell table:style-name="ce2"/>
          <table:table-cell table:number-columns-repeated="4"/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おごと温泉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中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堅田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後</text:p>
          </table:table-cell>
          <table:table-cell table:number-columns-repeated="3"/>
          <table:table-cell table:style-name="ce2"/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38"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1" table:number-rows-repeated="935"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 calcext:value-type="string">
            <text:p>12両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" office:value-type="string" calcext:value-type="string">
            <text:p>12両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939"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013"/>
        </table:table-row>
        <table:table-row table:style-name="ro2" table:number-rows-repeated="1045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両数リスト" table:base-cell-address="$東方向.$A$1" table:cell-range-address="$東方向.$M$1:.$R$1"/>
        <table:named-range table:name="両数先頭" table:base-cell-address="$東方向.$A$1" table:cell-range-address="$東方向.$L$1"/>
        <table:named-range table:name="両数列" table:base-cell-address="$東方向.$A$1" table:cell-range-address="$東方向.$V$4"/>
        <table:named-range table:name="両数名" table:base-cell-address="$東方向.$A$1" table:cell-range-address="$東方向.$U$4"/>
        <table:named-range table:name="乗車駅ずれ" table:base-cell-address="$東方向.$A$1" table:cell-range-address="$東方向.$X$2"/>
        <table:named-range table:name="乗車駅名" table:base-cell-address="$東方向.$A$1" table:cell-range-address="$東方向.$U$2"/>
        <table:named-range table:name="乗車駅行" table:base-cell-address="$東方向.$A$1" table:cell-range-address="$東方向.$V$2"/>
        <table:named-range table:name="方向行" table:base-cell-address="$東方向.$A$1" table:cell-range-address="$東方向.$U$5"/>
        <table:named-range table:name="方向計算" table:base-cell-address="$東方向.$A$1" table:cell-range-address="$東方向.$U$6"/>
        <table:named-range table:name="真乗車駅行" table:base-cell-address="$東方向.$A$1" table:cell-range-address="$東方向.$W$2"/>
        <table:named-range table:name="真降車駅行" table:base-cell-address="$東方向.$A$1" table:cell-range-address="$東方向.$W$3"/>
        <table:named-range table:name="降車駅ずれ" table:base-cell-address="$東方向.$A$1" table:cell-range-address="$東方向.$X$3"/>
        <table:named-range table:name="降車駅名" table:base-cell-address="$東方向.$A$1" table:cell-range-address="$東方向.$U$3"/>
        <table:named-range table:name="降車駅行" table:base-cell-address="$東方向.$A$1" table:cell-range-address="$東方向.$V$3"/>
        <table:named-range table:name="階段前車両1" table:base-cell-address="$東方向.$A$1" table:cell-range-address="$東方向.$C$1"/>
        <table:named-range table:name="階段前車両2" table:base-cell-address="$東方向.$A$1" table:cell-range-address="$東方向.$F$1"/>
        <table:named-range table:name="階段前車両3" table:base-cell-address="$東方向.$A$1" table:cell-range-address="$東方向.$I$1"/>
        <table:named-range table:name="駅名リスト" table:base-cell-address="$東方向.$A$1" table:cell-range-address="$東方向.$A$2:.$A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東方向" style:display-name="PageStyle_東方向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7" meta:object-count="0"/>
    <meta:generator>LibreOfficeDev/6.0.5.2$Linux_X86_64 LibreOffice_project/</meta:generator>
  </office:meta>
</office:document-meta>
</file>